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izeCalculatorOutputStream.write( byte [ ] arg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zeCalculatorOutputStream.write( int arg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imeMessageUtil.writeTo( MimeMessage message , OutputStream headerOs , OutputStream bodyO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zeCalculatorOutputStream.write( byte [ ] arg0 , int arg1 , int arg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zeCalculatorOutputStream.get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imeMessageUtil.copyStream( InputStream in , OutputStream ou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MimeMessageUtil.writeMessageBodyTo( MimeMessage message , OutputStream bodyOs )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  <table:table-cell office:value-type="float" office:value="29">
            <text:p text:style-name="Table_20_Contents">29</text:p>
          </table:table-cell>
        </table:table-row>
        <table:table-row>
          <table:table-cell office:value-type="string">
            <text:p text:style-name="Table_20_Contents">MimeMessageUtil.writeTo( MimeMessage message , OutputStream headerOs , OutputStream bodyOs , String [ ] ignoreLis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MimeMessageUtil.getMessageSize( MimeMessage messag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MimeMessageUtil.writeHeadersTo( Enumeration headers , OutputStream headerO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MimeMessageUtil.writeHeadersTo( MimeMessage message , OutputStream headerOs , String [ ] ignoreLi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imeMessageUtil.calculateMessageSize( MimeMessage messag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7">
            <text:p text:style-name="Table_20_Contents">7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MimeMessageUtil.writeToInternal( MimeMessage message , OutputStream headerOs , OutputStream bodyOs , String [ ] ignoreLis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MimeMessageUtil.getHeadersInputStream( MimeMessage message , String [ ] ignoreLi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